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d9e" officeooo:paragraph-rsid="00055d9e"/>
    </style:style>
    <style:style style:name="P2" style:family="paragraph" style:parent-style-name="Standard">
      <style:text-properties fo:font-weight="bold" officeooo:rsid="00055d9e" officeooo:paragraph-rsid="00055d9e" style:font-weight-asian="bold" style:font-weight-complex="bold"/>
    </style:style>
    <style:style style:name="P3" style:family="paragraph" style:parent-style-name="Standard">
      <style:text-properties fo:font-weight="normal" officeooo:rsid="00055d9e" officeooo:paragraph-rsid="00055d9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door</text:p>
      <text:p text:style-name="P1">100m</text:p>
      <text:p text:style-name="P1">200m</text:p>
      <text:p text:style-name="P1">400m</text:p>
      <text:p text:style-name="P1">800m</text:p>
      <text:p text:style-name="P1">1500m</text:p>
      <text:p text:style-name="P1">3000m Steeplechase</text:p>
      <text:p text:style-name="P1">5000m</text:p>
      <text:p text:style-name="P1">10,000m</text:p>
      <text:p text:style-name="P1">100mh</text:p>
      <text:p text:style-name="P1">110mh</text:p>
      <text:p text:style-name="P1">400mh</text:p>
      <text:p text:style-name="P1">4x100m Relay</text:p>
      <text:p text:style-name="P1">4x400m Relay</text:p>
      <text:p text:style-name="P1">Long jump</text:p>
      <text:p text:style-name="P1">Triple jump</text:p>
      <text:p text:style-name="P1">High jump</text:p>
      <text:p text:style-name="P1">pole vault</text:p>
      <text:p text:style-name="P1">discus throw</text:p>
      <text:p text:style-name="P1">Hammer Throw</text:p>
      <text:p text:style-name="P1">Javelin Throw</text:p>
      <text:p text:style-name="P1">Shot Put</text:p>
      <text:p text:style-name="P1"/>
      <text:p text:style-name="P2">Indoor</text:p>
      <text:p text:style-name="P1">50m</text:p>
      <text:p text:style-name="P1">55m</text:p>
      <text:p text:style-name="P1">60m</text:p>
      <text:p text:style-name="P1">50mh</text:p>
      <text:p text:style-name="P1">55mh</text:p>
      <text:p text:style-name="P1">60mh</text:p>
      <text:p text:style-name="P1">200m</text:p>
      <text:p text:style-name="P1">400m</text:p>
      <text:p text:style-name="P1">800m</text:p>
      <text:p text:style-name="P1">1500m</text:p>
      <text:p text:style-name="P1">3000m</text:p>
      <text:p text:style-name="P1">5000m</text:p>
      <text:p text:style-name="P1">4x100m Relay</text:p>
      <text:p text:style-name="P1">4x400m Relay</text:p>
      <text:p text:style-name="P1">Long jump</text:p>
      <text:p text:style-name="P1">Triple jump</text:p>
      <text:p text:style-name="P1">High jump</text:p>
      <text:p text:style-name="P1">pole vault</text:p>
      <text:p text:style-name="P3">Shot Put</text:p>
      <text:p text:style-name="P3">Weight Thro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8:09:06.842249981</meta:creation-date>
    <dc:date>2015-03-18T20:59:52.615930499</dc:date>
    <meta:editing-duration>P2DT2H35M35S</meta:editing-duration>
    <meta:editing-cycles>1</meta:editing-cycles>
    <meta:document-statistic meta:table-count="0" meta:image-count="0" meta:object-count="0" meta:page-count="1" meta:paragraph-count="43" meta:word-count="62" meta:character-count="318" meta:non-whitespace-character-count="299"/>
    <meta:generator>LibreOffice/4.2.7.2$Linux_X86_64 LibreOffice_project/420m0$Build-2</meta:generator>
  </office:meta>
</office:document-meta>
</file>